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947cm" table:align="left"/>
    </style:style>
    <style:style style:name="Tabela1.A" style:family="table-column">
      <style:table-column-properties style:column-width="4.86cm"/>
    </style:style>
    <style:style style:name="Tabela1.B" style:family="table-column">
      <style:table-column-properties style:column-width="6.08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Quotations">
      <style:text-properties officeooo:paragraph-rsid="0020950d"/>
    </style:style>
    <style:style style:name="P2" style:family="paragraph" style:parent-style-name="Quotations">
      <style:text-properties officeooo:rsid="002154cc" officeooo:paragraph-rsid="002154cc"/>
    </style:style>
    <style:style style:name="P3" style:family="paragraph" style:parent-style-name="Quotations">
      <style:text-properties officeooo:rsid="002154cc" officeooo:paragraph-rsid="00220162"/>
    </style:style>
    <style:style style:name="P4" style:family="paragraph" style:parent-style-name="Quotations">
      <style:text-properties officeooo:rsid="00220162" officeooo:paragraph-rsid="00220162"/>
    </style:style>
    <style:style style:name="P5" style:family="paragraph" style:parent-style-name="Quotations">
      <style:text-properties fo:color="#c9211e" loext:opacity="100%" officeooo:rsid="00220162" officeooo:paragraph-rsid="00220162"/>
    </style:style>
    <style:style style:name="P6" style:family="paragraph" style:parent-style-name="Quotations">
      <style:text-properties officeooo:rsid="00226793" officeooo:paragraph-rsid="00226793"/>
    </style:style>
    <style:style style:name="P7" style:family="paragraph" style:parent-style-name="Quotations">
      <style:text-properties fo:color="#3465a4" loext:opacity="100%" fo:font-weight="bold" officeooo:rsid="00226793" officeooo:paragraph-rsid="00226793" style:font-weight-asian="bold" style:font-weight-complex="bold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officeooo:paragraph-rsid="002729a6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T1" style:family="text">
      <style:text-properties officeooo:rsid="001d81f2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officeooo:rsid="0020950d" style:font-weight-asian="bold" style:font-weight-complex="bold"/>
    </style:style>
    <style:style style:name="T4" style:family="text">
      <style:text-properties officeooo:rsid="00220162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🎯 ROTEIRO 1 — ENTREVISTA COM RECRUTADOR (RH / TECH RECRUITER)</text:p>
      <text:p text:style-name="Standard"/>
      <text:h text:style-name="Heading_20_1" text:outline-level="1">🎯 ROTEIRO 1 — ENTREVISTA COM RECRUTADOR (RH / TECH RECRUITER)</text:h>
      <text:p text:style-name="Text_20_body">👉 <text:span text:style-name="Strong_20_Emphasis">Objetivo do recrutador</text:span>:<text:line-break/>Entender <text:span text:style-name="Strong_20_Emphasis">quem você é</text:span>, <text:span text:style-name="Strong_20_Emphasis">onde você agrega valor</text:span>, <text:span text:style-name="Strong_20_Emphasis">se comunica bem</text:span>, <text:span text:style-name="Strong_20_Emphasis">seu nível técnico geral</text:span> e <text:span text:style-name="Strong_20_Emphasis">se faz sentido para a vaga/cultura</text:span>.</text:p>
      <text:p text:style-name="Text_20_body">Você NÃO precisa provar técnica profunda aqui. Precisa mostrar <text:span text:style-name="Strong_20_Emphasis">clareza, maturidade e consistência</text:span>.</text:p>
      <text:p text:style-name="Horizontal_20_Line"/>
      <text:h text:style-name="Heading_20_2" text:outline-level="2">1️⃣ Abertura – “Quem é você em 1 minuto”</text:h>
      <text:p text:style-name="Quotations"><text:span text:style-name="Strong_20_Emphasis">Treine esse discurso. Ele é decisivo.</text:span></text:p>
      <text:p text:style-name="Text_20_body">👉 <text:span text:style-name="Strong_20_Emphasis">Modelo (adaptado ao seu currículo):</text:span></text:p>
      <text:p text:style-name="Quotations">“Sou Desenvolvedor Full Stack com mais de <text:span text:style-name="T1">15</text:span> anos de experiência, com foco em backend Java e <text:span text:style-name="T1">Apps e </text:span>arquitetura de <text:span text:style-name="T1">camadas e </text:span>microserviços. Atuo principalmente com Java, Spring Boot, APIs REST, mensageria e bancos de dados relacionais e NoSQL. Tenho experiência sólida em ambientes críticos como financeiro, governo, saúde e logística, sempre trabalhando com metodologias ágeis e foco em qualidade e performance.”</text:p>
      <text:p text:style-name="P1"><text:span text:style-name="T2">“Sou desenvolvedor com mais de </text:span><text:span text:style-name="Strong_20_Emphasis"><text:span text:style-name="T2">15 anos de experiência em tecnologia</text:span></text:span><text:span text:style-name="T2">. Iniciei minha carreira atuando com </text:span><text:span text:style-name="T3">Delph, </text:span><text:span text:style-name="Strong_20_Emphasis"><text:span text:style-name="T2">banco de dados e criação de relatórios</text:span></text:span><text:span text:style-name="T2">, o que me deu uma base muito sólida em </text:span><text:span text:style-name="Strong_20_Emphasis"><text:span text:style-name="T2">orientação a objetos, modelagem de dados e versionamento com Git</text:span></text:span><text:span text:style-name="T2">.<text:line-break/>Ao longo da minha trajetória, evoluí para </text:span><text:span text:style-name="Strong_20_Emphasis"><text:span text:style-name="T2">Desenvolvedor Full Stack</text:span></text:span><text:span text:style-name="T2">, com cerca de </text:span><text:span text:style-name="Strong_20_Emphasis"><text:span text:style-name="T2">7 anos de atuação focada em backend</text:span></text:span><text:span text:style-name="T2">, trabalhando principalmente com </text:span><text:span text:style-name="Strong_20_Emphasis"><text:span text:style-name="T2">Java</text:span></text:span><text:span text:style-name="T2">, </text:span><text:span text:style-name="Strong_20_Emphasis"><text:span text:style-name="T2">arquitetura em camadas e microserviços</text:span></text:span><text:span text:style-name="T2">.<text:line-break/>Tenho forte experiência com </text:span><text:span text:style-name="Strong_20_Emphasis"><text:span text:style-name="T2">Java EE, Spring Boot, APIs REST, mensageria (Kafka e Solace)</text:span></text:span><text:span text:style-name="T2"> e bancos de dados </text:span><text:span text:style-name="Strong_20_Emphasis"><text:span text:style-name="T2">relacionais e NoSQL</text:span></text:span><text:span text:style-name="T2">.<text:line-break/>Atuei em projetos de grande porte nas áreas de </text:span><text:span text:style-name="Strong_20_Emphasis"><text:span text:style-name="T2">ERP, financeiro, setor público (saúde e precatórios)</text:span></text:span><text:span text:style-name="T2"> e </text:span><text:span text:style-name="Strong_20_Emphasis"><text:span text:style-name="T2">logística</text:span></text:span><text:span text:style-name="T2">, sempre em ambientes ágeis, com foco em </text:span><text:span text:style-name="Strong_20_Emphasis"><text:span text:style-name="T2">qualidade, performance e soluções escaláveis</text:span></text:span><text:span text:style-name="T2">.”</text:span></text:p>
      <text:p text:style-name="P4">Qualidade</text:p>
      <text:p text:style-name="P5">“Tenho muita preocupação com qualidade de código, testes automatizados e boas práticas. Em vários projetos atuei com cobertura de testes acima de 80%, uso constante de SonarQube e revisão de código em equipe.”</text:p>
      <text:p text:style-name="P2"/>
      <text:p text:style-name="P2"/>
      <text:p text:style-name="P2"><text:soft-page-break/><text:span text:style-name="T4">]</text:span>Problemas</text:p>
      <text:p text:style-name="P3"><text:span text:style-name="T2">“Costumo atuar resolvendo problemas críticos de engenharia, como </text:span><text:span text:style-name="Strong_20_Emphasis"><text:span text:style-name="T2">início de projetos do zero</text:span></text:span><text:span text:style-name="T2">, </text:span><text:span text:style-name="Strong_20_Emphasis"><text:span text:style-name="T2">arquitetura e modernização de sistemas legados</text:span></text:span><text:span text:style-name="T2">, incluindo </text:span><text:span text:style-name="Strong_20_Emphasis"><text:span text:style-name="T2">migração de Cobol para Java</text:span></text:span><text:span text:style-name="T2">.<text:line-break/></text:span><text:span text:style-name="Strong_20_Emphasis"><text:span text:style-name="T2">seguras com JWT</text:span></text:span><text:span text:style-name="T2">, lidar com </text:span><text:span text:style-name="Strong_20_Emphasis"><text:span text:style-name="T2">concorrência e comunicação assíncrona</text:span></text:span><text:span text:style-name="T2">, além de conduzir </text:span><text:span text:style-name="Strong_20_Emphasis"><text:span text:style-name="T2">integrações entre múltiplos sistemas</text:span></text:span><text:span text:style-name="T2">.</text:span></text:p>
      <text:p text:style-name="P4">Finalizar </text:p>
      <text:p text:style-name="P7">POS Gerenciamento de Projetos <text:s/>FACUMINAS</text:p>
      <text:p text:style-name="P5">“Hoje busco atuar em projetos desafiadores, com arquitetura moderna, times maduros e foco em boas práticas, onde eu possa contribuir tecnicamente e continuar evoluindo.”</text:p>
      <text:p text:style-name="P3"><text:line-break/>Também trabalho muito com <text:span text:style-name="Strong_20_Emphasis">análise de gargalos</text:span>, <text:span text:style-name="Strong_20_Emphasis">otimização de performance</text:span> e <text:span text:style-name="Strong_20_Emphasis">escalabilidade</text:span>, sempre com foco em estabilidade e impacto no negócio.”</text:p>
      <text:p text:style-name="P6"/>
      <text:p text:style-name="Text_20_body">🔑 <text:span text:style-name="Strong_20_Emphasis">Por que funciona</text:span></text:p>
      <text:list xml:id="list4292005482" text:style-name="L1">
        <text:list-item>
          <text:p text:style-name="P10">Mostra senioridade</text:p>
        </text:list-item>
        <text:list-item>
          <text:p text:style-name="P10">Mostra domínio</text:p>
        </text:list-item>
        <text:list-item>
          <text:p text:style-name="P10">Mostra setores críticos (financeiro, governo, saúde)</text:p>
        </text:list-item>
      </text:list>
      <text:p text:style-name="Horizontal_20_Line"/>
      <text:h text:style-name="Heading_20_2" text:outline-level="2">2️⃣ Destaque de experiências (não conte tudo!)</text:h>
      <text:p text:style-name="Text_20_body">O erro comum é querer contar empresa por empresa. <text:span text:style-name="Strong_20_Emphasis">Não faça isso</text:span>.</text:p>
      <text:p text:style-name="Text_20_body">👉 Fale por <text:span text:style-name="Strong_20_Emphasis">tipos de problema que você resolve</text:span>:</text:p>
      <text:p text:style-name="Quotations">“Ao longo da minha carreira, atuei muito com modernização de sistemas legados, como migração de Cobol para Java, construção e evolução de microserviços, APIs REST seguras com JWT, integração entre sistemas e melhoria de performance e escalabilidade.”</text:p>
      <text:p text:style-name="Text_20_body">Depois, <text:span text:style-name="Strong_20_Emphasis">cite 2 exemplos fortes</text:span>:</text:p>
      <text:list xml:id="list637003680" text:style-name="L2">
        <text:list-item>
          <text:p text:style-name="P11"><text:span text:style-name="Strong_20_Emphasis">Financeiro / Bancário (Citi / TO Brasil / SIS)</text:span></text:p>
        </text:list-item>
        <text:list-item>
          <text:p text:style-name="P11"><text:span text:style-name="Strong_20_Emphasis">Governamental (educação)</text:span></text:p>
        </text:list-item>
        <text:list-item>
          <text:p text:style-name="P11"><text:span text:style-name="Strong_20_Emphasis">Integração e mensageria (Kafka / JMS / Solace)</text:span></text:p>
        </text:list-item>
      </text:list>
      <text:p text:style-name="Horizontal_20_Line"/>
      <text:h text:style-name="Heading_20_2" text:outline-level="2"><text:soft-page-break/>3️⃣ Tecnologias-chave (fale como stack, não lista)</text:h>
      <text:p text:style-name="Text_20_body">❌ Errado:<text:line-break/>“Java, Spring, Angular, Oracle, Mongo…”</text:p>
      <text:p text:style-name="Text_20_body">✅ Certo:</text:p>
      <text:p text:style-name="Quotations">“Trabalho principalmente com Java 8 a 21 usando Spring Boot e Java EE, construindo APIs REST e microserviços. No front, tenho experiência com Angular e TypeScript. Uso bancos como Oracle, Postgres e MongoDB, além de mensageria com Kafka. No dia a dia, trabalho com Git, CI/CD, SonarQube e cloud como AWS e Azure.”</text:p>
      <text:p text:style-name="Horizontal_20_Line"/>
      <text:h text:style-name="Heading_20_2" text:outline-level="2">4️⃣ Qualidade e maturidade (isso impressiona RH)</text:h>
      <text:p text:style-name="Text_20_body">Sempre inclua:</text:p>
      <text:p text:style-name="Quotations">“Tenho muita preocupação com qualidade de código, testes automatizados e boas práticas. Em vários projetos atuei com cobertura de testes acima de 80%, uso constante de SonarQube e revisão de código em equipe.”</text:p>
      <text:p text:style-name="Horizontal_20_Line"/>
      <text:h text:style-name="Heading_20_2" text:outline-level="2">5️⃣ Fechamento para o recrutador</text:h>
      <text:p text:style-name="Quotations">“Hoje busco atuar em projetos desafiadores, com arquitetura moderna, times maduros e foco em boas práticas, onde eu possa contribuir tecnicamente e continuar evoluindo.”</text:p>
      <text:p text:style-name="Text_20_body">💡 <text:span text:style-name="Strong_20_Emphasis">Dica de ouro</text:span>:<text:line-break/>Nunca diga “qualquer coisa” ou “qualquer vaga”.</text:p>
      <text:p text:style-name="Horizontal_20_Line"/>
      <text:h text:style-name="Heading_20_1" text:outline-level="1">⚙️ ROTEIRO 2 — ENTREVISTA TÉCNICA (DEV / TECH LEAD / ARQUITETO)</text:h>
      <text:p text:style-name="Text_20_body">👉 <text:span text:style-name="Strong_20_Emphasis">Objetivo do entrevistador técnico</text:span>:<text:line-break/>Testar <text:span text:style-name="Strong_20_Emphasis">como você pensa</text:span>, <text:span text:style-name="Strong_20_Emphasis">como resolve problemas</text:span>, <text:span text:style-name="Strong_20_Emphasis">seu nível real</text:span>, não decorar framework.</text:p>
      <text:p text:style-name="Horizontal_20_Line"/>
      <text:h text:style-name="Heading_20_2" text:outline-level="2">1️⃣ Comece sempre pelo contexto</text:h>
      <text:p text:style-name="Text_20_body">Quando perguntarem algo técnico, <text:span text:style-name="Strong_20_Emphasis">nunca responda seco</text:span>.</text:p>
      <text:p text:style-name="Text_20_body">❌ Errado:<text:line-break/>“Usei Spring Boot com Kafka.”</text:p>
      <text:p text:style-name="Text_20_body"><text:soft-page-break/>✅ Certo:</text:p>
      <text:p text:style-name="Quotations">“Nesse projeto o desafio era X, então optamos por Spring Boot com Kafka porque precisávamos desacoplar os serviços e garantir processamento assíncrono.”</text:p>
      <text:p text:style-name="Horizontal_20_Line"/>
      <text:h text:style-name="Heading_20_2" text:outline-level="2">2️⃣ Pontos técnicos que você DEVE dominar (do seu currículo)</text:h>
      <text:h text:style-name="Heading_20_3" text:outline-level="3">🔹 Java / Backend</text:h>
      <text:p text:style-name="Text_20_body">Prepare-se para falar com segurança sobre:</text:p>
      <text:list xml:id="list2705216382" text:style-name="L3">
        <text:list-item>
          <text:p text:style-name="P13">Diferença entre <text:span text:style-name="Strong_20_Emphasis">Java EE x Spring Boot</text:span></text:p>
          <text:p text:style-name="P13"><text:span text:style-name="Strong_20_Emphasis"><text:span text:style-name="T5">Java EE (atualmente Jakarta EE) é uma especificação que define padrões para desenvolvimento de aplicações corporativas, como JPA, JMS e Servlets, exigindo mais configuração e geralmente um servidor de aplicação completo.</text:span></text:span></text:p>
        </text:list-item>
      </text:list>
      <text:p text:style-name="Text_20_body">Já o Spring Boot é um framework que abstrai grande parte dessas configurações, permitindo criar aplicações rapidamente, com servidores embutidos e foco em produtividade.</text:p>
      <text:p text:style-name="Text_20_body">Na prática, prefiro Spring Boot porque reduz boilerplate, facilita testes, configuração de ambientes e acelera o time-to-market, principalmente em arquiteturas de microserviços.</text:p>
      <text:list xml:id="list102444055329411" text:continue-numbering="true" text:style-name="L3">
        <text:list-header>
          <text:p text:style-name="P12"/>
        </text:list-header>
        <text:list-item>
          <text:p text:style-name="P12"><text:span text:style-name="Strong_20_Emphasis">Threads e concorrência</text:span> (você já trabalhou com isso)</text:p>
        </text:list-item>
      </text:list>
      <text:p text:style-name="Quotations">Sim, já trabalhei com concorrência principalmente para processamento paralelo e melhoria de performance.<text:line-break/>Utilizei <text:span text:style-name="Source_20_Text">ExecutorService</text:span> e pools de threads para evitar criação excessiva de threads e garantir controle de recursos.</text:p>
      <text:p text:style-name="Quotations">Também tive cuidado com problemas como concorrência de escrita, utilizando sincronização e classes do pacote <text:span text:style-name="Source_20_Text">java.util.concurrent</text:span>.<text:line-break/>O foco sempre foi garantir thread-safety sem comprometer performance.</text:p>
      <text:p text:style-name="Text_20_body"><text:span text:style-name="Strong_20_Emphasis">Se quiser reforçar (opcional):</text:span></text:p>
      <text:p text:style-name="Quotations">Evito uso excessivo de <text:span text:style-name="Source_20_Text">synchronized</text:span> e priorizo soluções mais eficientes.</text:p>
      <text:p text:style-name="Text_20_body"/>
      <text:list xml:id="list102443134110772" text:continue-numbering="true" text:style-name="L3">
        <text:list-item>
          <text:p text:style-name="P12"><text:span text:style-name="Strong_20_Emphasis">Cache</text:span> (onde usou, por quê, impacto)</text:p>
          <text:p text:style-name="P12">Já utilizei cache principalmente para reduzir chamadas ao banco de dados e melhorar o tempo de resposta da aplicação.<text:line-break/>Usei cache em dados de leitura frequente e baixa taxa de alteração, como consultas de configuração e dados de referência.</text:p>
        </text:list-item>
      </text:list>
      <text:p text:style-name="Text_20_body"><text:soft-page-break/><text:tab/>O impacto foi uma redução significativa no tempo de resposta e na carga do banco.<text:line-break/><text:tab/>Normalmente utilizo cache com controle de expiração para evitar dados desatualizados.</text:p>
      <text:list xml:id="list102444323440288" text:continue-numbering="true" text:style-name="L3">
        <text:list-header>
          <text:p text:style-name="P12"/>
        </text:list-header>
        <text:list-item>
          <text:p text:style-name="P12"><text:span text:style-name="Strong_20_Emphasis">JWT</text:span> (como funciona, segurança)</text:p>
          <text:p text:style-name="P12">JWT é um token utilizado para autenticação e autorização, composto por três partes: header, payload e signature.</text:p>
        </text:list-item>
      </text:list>
      <text:p text:style-name="Text_20_body"><text:tab/>Após o login, o servidor gera o token assinado e o cliente o envia nas requisições seguintes. O <text:tab/>servidor valida a assinatura para garantir a autenticidade.</text:p>
      <text:p text:style-name="Text_20_body"><text:tab/>Em termos de segurança, evito armazenar informações sensíveis no payload, uso HTTPS, <text:tab/>tokens com tempo de expiração curto e, quando necessário, refresh token.</text:p>
      <text:list xml:id="list102443061991527" text:continue-numbering="true" text:style-name="L3">
        <text:list-header>
          <text:p text:style-name="P12"/>
        </text:list-header>
        <text:list-item>
          <text:p text:style-name="P12"><text:span text:style-name="Strong_20_Emphasis">Versionamento Java (8, 11, 17, 21)</text:span></text:p>
          <text:p text:style-name="P12"><text:span text:style-name="Strong_20_Emphasis"><text:span text:style-name="T5">O Java evoluiu bastante desde o Java 8, que trouxe lambdas, streams e a API de data moderna.<text:line-break/>O Java 11 consolidou melhorias de performance e se tornou uma versão LTS muito adotada.</text:span></text:span></text:p>
        </text:list-item>
      </text:list>
      <text:p text:style-name="Text_20_body"><text:tab/>O Java 17 trouxe avanços importantes como sealed classes e melhorias na JVM, sendo uma LTS <text:tab/>bastante estável.</text:p>
      <text:p text:style-name="Text_20_body"><text:tab/>O Java 21 é a LTS mais recente, com foco em performance e recursos como virtual threads, que <text:tab/>facilitam concorrência em larga escala.</text:p>
      <text:p text:style-name="Text_20_body"><text:tab/>Na prática, escolho a versão considerando estabilidade, suporte LTS e compatibilidade com o <text:tab/>ecossistema do projeto.</text:p>
      <text:list xml:id="list102442287154266" text:continue-numbering="true" text:style-name="L3">
        <text:list-item>
          <text:p text:style-name="P12"><text:span text:style-name="Strong_20_Emphasis"/></text:p>
        </text:list-item>
      </text:list>
      <text:p text:style-name="Text_20_body">👉 Exemplo de resposta forte:</text:p>
      <text:p text:style-name="Quotations">“Já trabalhei com concorrência em APIs críticas, controlando threads para evitar race condition e melhorar estabilidade. Também implementei cache para reduzir carga no banco e melhorar latência.”</text:p>
      <text:p text:style-name="Horizontal_20_Line"/>
      <text:h text:style-name="Heading_20_3" text:outline-level="3">🔹 Microserviços</text:h>
      <text:p text:style-name="Text_20_body">Espere perguntas como:</text:p>
      <text:list xml:id="list2216437292" text:style-name="L4">
        <text:list-item>
          <text:p text:style-name="P14">Por que microserviços?</text:p>
        </text:list-item>
        <text:list-item>
          <text:p text:style-name="P14">Comunicação síncrona x assíncrona</text:p>
        </text:list-item>
        <text:list-item>
          <text:p text:style-name="P14">Mensageria (Kafka / JMS / Solace)</text:p>
        </text:list-item>
      </text:list>
      <text:p text:style-name="Text_20_body">👉 Resposta-impacto:</text:p>
      <text:p text:style-name="Quotations"><text:soft-page-break/>“Utilizamos microserviços para isolar domínios de negócio e escalar de forma independente. Para comunicação assíncrona, usei Kafka/Solace para garantir resiliência e desacoplamento.”</text:p>
      <text:p text:style-name="Horizontal_20_Line"/>
      <text:h text:style-name="Heading_20_3" text:outline-level="3">🔹 APIs REST</text:h>
      <text:p text:style-name="Text_20_body">Você DEVE falar sobre:</text:p>
      <text:list xml:id="list3736534279" text:style-name="L5">
        <text:list-item>
          <text:p text:style-name="P15">HTTP verbs</text:p>
        </text:list-item>
        <text:list-item>
          <text:p text:style-name="P15">Status codes</text:p>
        </text:list-item>
        <text:list-item>
          <text:p text:style-name="P15">Versionamento de API</text:p>
        </text:list-item>
        <text:list-item>
          <text:p text:style-name="P15">Swagger / OpenAPI</text:p>
        </text:list-item>
      </text:list>
      <text:p text:style-name="Text_20_body">👉 Dica:</text:p>
      <text:p text:style-name="Quotations">Sempre mencione <text:span text:style-name="Strong_20_Emphasis">Swagger</text:span> e <text:span text:style-name="Strong_20_Emphasis">documentação clara</text:span>, isso agrada muito Tech Lead.</text:p>
      <text:p text:style-name="Horizontal_20_Line"/>
      <text:h text:style-name="Heading_20_3" text:outline-level="3">🔹 Testes (ponto MUITO forte seu)</text:h>
      <text:p text:style-name="Text_20_body">Você tem um diferencial aqui.</text:p>
      <text:p text:style-name="Text_20_body">Sempre diga:</text:p>
      <text:p text:style-name="Quotations">“Trabalho com testes unitários usando JUnit e Mockito, buscando cobertura acima de 80%, focando em regras de negócio críticas.”</text:p>
      <text:p text:style-name="Text_20_body">Se perguntarem:</text:p>
      <text:list xml:id="list1519176793" text:style-name="L6">
        <text:list-item>
          <text:p text:style-name="P16">Mock x Stub</text:p>
        </text:list-item>
        <text:list-item>
          <text:p text:style-name="P16">Teste unitário x integração</text:p>
        </text:list-item>
      </text:list>
      <text:p text:style-name="Horizontal_20_Line"/>
      <text:h text:style-name="Heading_20_3" text:outline-level="3">🔹 Banco de dados</text:h>
      <text:p text:style-name="Text_20_body">Você é pós-graduado em Oracle → <text:span text:style-name="Strong_20_Emphasis">use isso</text:span>.</text:p>
      <text:p text:style-name="Text_20_body">Fale com segurança sobre:</text:p>
      <text:list xml:id="list3560115084" text:style-name="L7">
        <text:list-item>
          <text:p text:style-name="P17">SQL x NoSQL</text:p>
        </text:list-item>
        <text:list-item>
          <text:p text:style-name="P17">Quando usar Oracle vs Mongo</text:p>
        </text:list-item>
        <text:list-item>
          <text:p text:style-name="P17">PL/SQL</text:p>
        </text:list-item>
        <text:list-item>
          <text:p text:style-name="P17">Performance</text:p>
        </text:list-item>
      </text:list>
      <text:p text:style-name="Horizontal_20_Line"/>
      <text:h text:style-name="Heading_20_2" text:outline-level="2"><text:soft-page-break/>3️⃣ Quando NÃO souber algo (isso define senioridade)</text:h>
      <text:p text:style-name="Text_20_body">Nunca diga:<text:line-break/>❌ “Não sei.”</text:p>
      <text:p text:style-name="Text_20_body">Diga:</text:p>
      <text:p text:style-name="Quotations">“Não trabalhei diretamente com isso, mas entendo o conceito e já estudei. Se fosse implementar, eu seguiria esse caminho…”</text:p>
      <text:p text:style-name="Text_20_body">Isso passa <text:span text:style-name="Strong_20_Emphasis">maturidade</text:span>, não fraqueza.</text:p>
      <text:p text:style-name="Horizontal_20_Line"/>
      <text:h text:style-name="Heading_20_2" text:outline-level="2">4️⃣ Perguntas inteligentes para o final (ESSENCIAL)</text:h>
      <text:p text:style-name="Text_20_body">Sempre faça perguntas técnicas:</text:p>
      <text:list xml:id="list2737053987" text:style-name="L8">
        <text:list-item>
          <text:p text:style-name="P18">“Como é a arquitetura hoje?”</text:p>
        </text:list-item>
        <text:list-item>
          <text:p text:style-name="P18">“O time trabalha com testes automatizados?”</text:p>
        </text:list-item>
        <text:list-item>
          <text:p text:style-name="P18">“Usam microserviços ou monolito?”</text:p>
        </text:list-item>
        <text:list-item>
          <text:p text:style-name="P18">“Como é o pipeline de CI/CD?”</text:p>
        </text:list-item>
      </text:list>
      <text:p text:style-name="Text_20_body">Isso <text:span text:style-name="Strong_20_Emphasis">vira o jogo</text:span>.</text:p>
      <text:p text:style-name="Horizontal_20_Line"/>
      <text:h text:style-name="Heading_20_1" text:outline-level="1">🧠 RESUMO FINAL (para memorizar)</text:h>
      <text:p text:style-name="Text_20_body">✔ Você é <text:span text:style-name="Strong_20_Emphasis">Full Stack com forte backend Java</text:span><text:line-break/>✔ Atua em <text:span text:style-name="Strong_20_Emphasis">ambientes críticos (banco, governo, saúde)</text:span><text:line-break/>✔ Tem <text:span text:style-name="Strong_20_Emphasis">experiência real com microserviços, testes e qualidade</text:span><text:line-break/>✔ Não é só código: entende <text:span text:style-name="Strong_20_Emphasis">arquitetura e negócio</text:span></text:p>
      <text:p text:style-name="Text_20_body">Se quiser, no próximo passo eu posso:</text:p>
      <text:list xml:id="list2930287471" text:style-name="L9">
        <text:list-item>
          <text:p text:style-name="P19">Simular <text:span text:style-name="Strong_20_Emphasis">perguntas técnicas reais</text:span> e treinar respostas</text:p>
        </text:list-item>
        <text:list-item>
          <text:p text:style-name="P19">Montar um <text:span text:style-name="Strong_20_Emphasis">pitch de 30 segundos</text:span></text:p>
        </text:list-item>
        <text:list-item>
          <text:p text:style-name="P19">Ajustar tudo para <text:span text:style-name="Strong_20_Emphasis">vaga sênior ou pleno+</text:span></text:p>
        </text:list-item>
      </text:list>
      <text:p text:style-name="Text_20_body">Você está muito bem posicionado. Agora é <text:span text:style-name="Strong_20_Emphasis">estratégia e treino</text:span> 💪</text:p>
      <text:p text:style-name="Standard"/>
      <text:p text:style-name="Standard"/>
      <text:h text:style-name="Heading_20_2" text:outline-level="2"><text:soft-page-break/>☕ FUNDAMENTOS DE JAVA</text:h>
      <text:h text:style-name="Heading_20_3" text:outline-level="3">1️⃣ O que é JVM, JRE e JDK?</text:h>
      <text:p text:style-name="Text_20_body"><text:span text:style-name="Strong_20_Emphasis">Resposta:</text:span></text:p>
      <text:list xml:id="list3658108423" text:style-name="L10">
        <text:list-item>
          <text:p text:style-name="P20"><text:span text:style-name="Strong_20_Emphasis">JVM (Java Virtual Machine)</text:span>: executa o bytecode Java, garantindo portabilidade.</text:p>
        </text:list-item>
        <text:list-item>
          <text:p text:style-name="P20"><text:span text:style-name="Strong_20_Emphasis">JRE (Java Runtime Environment)</text:span>: JVM + bibliotecas para rodar aplicações.</text:p>
        </text:list-item>
        <text:list-item>
          <text:p text:style-name="P20"><text:span text:style-name="Strong_20_Emphasis">JDK (Java Development Kit)</text:span>: JRE + ferramentas de desenvolvimento (javac, debugger).</text:p>
        </text:list-item>
      </text:list>
      <text:p text:style-name="Text_20_body">👉 <text:span text:style-name="Emphasis">Uso o JDK para desenvolver e o JRE/JVM para executar em produção.</text:span></text:p>
      <text:p text:style-name="Horizontal_20_Line"/>
      <text:h text:style-name="Heading_20_3" text:outline-level="3">2️⃣ Java é 100% Orientado a Objetos?</text:h>
      <text:p text:style-name="Text_20_body"><text:span text:style-name="Strong_20_Emphasis">Resposta:</text:span><text:line-break/>Não. Java usa tipos primitivos (<text:span text:style-name="Source_20_Text">int</text:span>, <text:span text:style-name="Source_20_Text">double</text:span>, etc.), que não são objetos.<text:line-break/>Porém, o paradigma OO é dominante e reforçado com <text:span text:style-name="Emphasis">wrappers</text:span>.</text:p>
      <text:p text:style-name="Horizontal_20_Line"/>
      <text:h text:style-name="Heading_20_3" text:outline-level="3">3️⃣ Diferença entre <text:span text:style-name="Source_20_Text">==</text:span> e <text:span text:style-name="Source_20_Text">equals()</text:span>?</text:h>
      <text:p text:style-name="Text_20_body"><text:span text:style-name="Strong_20_Emphasis">Resposta:</text:span></text:p>
      <text:list xml:id="list1996280959" text:style-name="L11">
        <text:list-item>
          <text:p text:style-name="P21"><text:span text:style-name="Source_20_Text">==</text:span> compara <text:span text:style-name="Strong_20_Emphasis">referência de memória</text:span>.</text:p>
        </text:list-item>
        <text:list-item>
          <text:p text:style-name="P21"><text:span text:style-name="Source_20_Text">equals()</text:span> compara <text:span text:style-name="Strong_20_Emphasis">conteúdo do objeto</text:span> (quando sobrescrito).</text:p>
        </text:list-item>
      </text:list>
      <text:p text:style-name="Text_20_body">👉 Em <text:span text:style-name="Source_20_Text">String</text:span>, <text:span text:style-name="Source_20_Text">equals()</text:span> compara o valor textual.</text:p>
      <text:p text:style-name="Horizontal_20_Line"/>
      <text:h text:style-name="Heading_20_3" text:outline-level="3">4️⃣ O que é imutabilidade?</text:h>
      <text:p text:style-name="Text_20_body"><text:span text:style-name="Strong_20_Emphasis">Resposta:</text:span><text:line-break/>Um objeto imutável não pode ser alterado após sua criação.<text:line-break/>Exemplo clássico: <text:span text:style-name="Source_20_Text">String</text:span>.</text:p>
      <text:p text:style-name="Text_20_body"><text:span text:style-name="Strong_20_Emphasis">Vantagens:</text:span></text:p>
      <text:list xml:id="list4106802931" text:style-name="L12">
        <text:list-item>
          <text:p text:style-name="P22">Thread-safe</text:p>
        </text:list-item>
        <text:list-item>
          <text:p text:style-name="P22">Menos bugs</text:p>
        </text:list-item>
        <text:list-item>
          <text:p text:style-name="P22">Mais previsibilidade</text:p>
        </text:list-item>
      </text:list>
      <text:p text:style-name="Horizontal_20_Line"/>
      <text:h text:style-name="Heading_20_3" text:outline-level="3"><text:soft-page-break/>5️⃣ O que faz a palavra-chave <text:span text:style-name="Source_20_Text">final</text:span>?</text:h>
      <text:p text:style-name="Text_20_body"><text:span text:style-name="Strong_20_Emphasis">Resposta:</text:span></text:p>
      <text:list xml:id="list1268516525" text:style-name="L13">
        <text:list-item>
          <text:p text:style-name="P23"><text:span text:style-name="Strong_20_Emphasis">Variável</text:span>: não pode mudar o valor.</text:p>
        </text:list-item>
        <text:list-item>
          <text:p text:style-name="P23"><text:span text:style-name="Strong_20_Emphasis">Método</text:span>: não pode ser sobrescrito.</text:p>
        </text:list-item>
        <text:list-item>
          <text:p text:style-name="P23"><text:span text:style-name="Strong_20_Emphasis">Classe</text:span>: não pode ser herdada.</text:p>
        </text:list-item>
      </text:list>
      <text:p text:style-name="Horizontal_20_Line"/>
      <text:h text:style-name="Heading_20_2" text:outline-level="2">🧠 ORIENTAÇÃO A OBJETOS</text:h>
      <text:h text:style-name="Heading_20_3" text:outline-level="3">6️⃣ Quais são os 4 pilares da OO?</text:h>
      <text:p text:style-name="Text_20_body"><text:span text:style-name="Strong_20_Emphasis">Resposta:</text:span></text:p>
      <text:list xml:id="list2440932968" text:style-name="L14">
        <text:list-item>
          <text:p text:style-name="P24"><text:span text:style-name="Strong_20_Emphasis">Encapsulamento</text:span> – protege os dados</text:p>
        </text:list-item>
        <text:list-item>
          <text:p text:style-name="P24"><text:span text:style-name="Strong_20_Emphasis">Herança</text:span> – reutilização de código</text:p>
        </text:list-item>
        <text:list-item>
          <text:p text:style-name="P24"><text:span text:style-name="Strong_20_Emphasis">Polimorfismo</text:span> – comportamentos diferentes para o mesmo método</text:p>
        </text:list-item>
        <text:list-item>
          <text:p text:style-name="P24"><text:span text:style-name="Strong_20_Emphasis">Abstração</text:span> – focar no essencial</text:p>
        </text:list-item>
      </text:list>
      <text:p text:style-name="Horizontal_20_Line"/>
      <text:h text:style-name="Heading_20_3" text:outline-level="3">7️⃣ Diferença entre classe abstrata e interface?</text:h>
      <text:p text:style-name="Text_20_body"><text:span text:style-name="Strong_20_Emphasis">Resposta: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Classe Abstrata</text:p>
            </table:table-cell>
            <table:table-cell table:style-name="Tabela1.A1" office:value-type="string">
              <text:p text:style-name="Table_20_Heading">Interface</text:p>
            </table:table-cell>
          </table:table-row>
        </table:table-header-rows>
        <table:table-row>
          <table:table-cell table:style-name="Tabela1.A1" office:value-type="string">
            <text:p text:style-name="Table_20_Contents">Pode ter atributos</text:p>
          </table:table-cell>
          <table:table-cell table:style-name="Tabela1.A1" office:value-type="string">
            <text:p text:style-name="Table_20_Contents">Não tem estado</text:p>
          </table:table-cell>
        </table:table-row>
        <table:table-row>
          <table:table-cell table:style-name="Tabela1.A1" office:value-type="string">
            <text:p text:style-name="Table_20_Contents">Pode ter métodos concretos</text:p>
          </table:table-cell>
          <table:table-cell table:style-name="Tabela1.A1" office:value-type="string">
            <text:p text:style-name="Table_20_Contents">Métodos são abstratos (ou default)</text:p>
          </table:table-cell>
        </table:table-row>
        <table:table-row>
          <table:table-cell table:style-name="Tabela1.A1" office:value-type="string">
            <text:p text:style-name="Table_20_Contents">Herança simples</text:p>
          </table:table-cell>
          <table:table-cell table:style-name="Tabela1.A1" office:value-type="string">
            <text:p text:style-name="Table_20_Contents">Implementação múltipla</text:p>
          </table:table-cell>
        </table:table-row>
      </table:table>
      <text:p text:style-name="Text_20_body">👉 Uso <text:span text:style-name="Strong_20_Emphasis">interface</text:span> para contrato e <text:span text:style-name="Strong_20_Emphasis">classe abstrata</text:span> para reaproveitar código.</text:p>
      <text:p text:style-name="Horizontal_20_Line"/>
      <text:h text:style-name="Heading_20_3" text:outline-level="3">8️⃣ Herança ou composição?</text:h>
      <text:p text:style-name="Text_20_body"><text:span text:style-name="Strong_20_Emphasis">Resposta:</text:span><text:line-break/>Prefiro <text:span text:style-name="Strong_20_Emphasis">composição</text:span>, pois reduz acoplamento.<text:line-break/>Herança uso quando existe relação clara de “é um”.</text:p>
      <text:p text:style-name="Horizontal_20_Line"/>
      <text:h text:style-name="Heading_20_2" text:outline-level="2"><text:soft-page-break/>🗃️ COLLECTIONS</text:h>
      <text:h text:style-name="Heading_20_3" text:outline-level="3">9️⃣ Diferença entre List, Set e Map?</text:h>
      <text:p text:style-name="Text_20_body"><text:span text:style-name="Strong_20_Emphasis">Resposta:</text:span></text:p>
      <text:list xml:id="list894375712" text:style-name="L15">
        <text:list-item>
          <text:p text:style-name="P25"><text:span text:style-name="Strong_20_Emphasis">List</text:span>: mantém ordem e aceita duplicados.</text:p>
        </text:list-item>
        <text:list-item>
          <text:p text:style-name="P25"><text:span text:style-name="Strong_20_Emphasis">Set</text:span>: não aceita duplicados.</text:p>
        </text:list-item>
        <text:list-item>
          <text:p text:style-name="P25"><text:span text:style-name="Strong_20_Emphasis">Map</text:span>: chave → valor.</text:p>
        </text:list-item>
      </text:list>
      <text:p text:style-name="Horizontal_20_Line"/>
      <text:h text:style-name="Heading_20_3" text:outline-level="3">🔟 ArrayList x LinkedList?</text:h>
      <text:p text:style-name="Text_20_body"><text:span text:style-name="Strong_20_Emphasis">Resposta:</text:span></text:p>
      <text:list xml:id="list3422279202" text:style-name="L16">
        <text:list-item>
          <text:p text:style-name="P26"><text:span text:style-name="Strong_20_Emphasis">ArrayList</text:span>: acesso rápido (<text:span text:style-name="Source_20_Text">get</text:span>), inserção lenta no meio.</text:p>
        </text:list-item>
        <text:list-item>
          <text:p text:style-name="P26"><text:span text:style-name="Strong_20_Emphasis">LinkedList</text:span>: inserção rápida, acesso mais lento.</text:p>
        </text:list-item>
      </text:list>
      <text:p text:style-name="Horizontal_20_Line"/>
      <text:h text:style-name="Heading_20_3" text:outline-level="3">1️⃣1️⃣ Por que sobrescrever <text:span text:style-name="Source_20_Text">equals()</text:span> e <text:span text:style-name="Source_20_Text">hashCode()</text:span>?</text:h>
      <text:p text:style-name="Text_20_body"><text:span text:style-name="Strong_20_Emphasis">Resposta:</text:span><text:line-break/>Para garantir comportamento correto em coleções como <text:span text:style-name="Source_20_Text">HashSet</text:span> e <text:span text:style-name="Source_20_Text">HashMap</text:span>.<text:line-break/>Se dois objetos são iguais (<text:span text:style-name="Source_20_Text">equals</text:span>), devem ter o mesmo <text:span text:style-name="Source_20_Text">hashCode</text:span>.</text:p>
      <text:p text:style-name="Horizontal_20_Line"/>
      <text:h text:style-name="Heading_20_2" text:outline-level="2">🔄 JAVA 8+ (STREAMS / LAMBDA)</text:h>
      <text:h text:style-name="Heading_20_3" text:outline-level="3">1️⃣2️⃣ O que são Streams?</text:h>
      <text:p text:style-name="Text_20_body"><text:span text:style-name="Strong_20_Emphasis">Resposta:</text:span><text:line-break/>Streams processam coleções de forma funcional, declarativa e eficiente.</text:p>
      <text:p text:style-name="P8"><text:span text:style-name="Source_20_Text">lista.stream()</text:span></text:p>
      <text:p text:style-name="P8"><text:span text:style-name="Source_20_Text"><text:s text:c="5"/>.filter(x -&gt; x &gt; 10)</text:span></text:p>
      <text:p text:style-name="P8"><text:span text:style-name="Source_20_Text"><text:s text:c="5"/>.map(x -&gt; x * 2)</text:span></text:p>
      <text:p text:style-name="P9"><text:span text:style-name="Source_20_Text"><text:s text:c="5"/>.collect(Collectors.toList());</text:span></text:p>
      <text:p text:style-name="Horizontal_20_Line"/>
      <text:h text:style-name="Heading_20_3" text:outline-level="3">1️⃣3️⃣ O que é Lambda?</text:h>
      <text:p text:style-name="Text_20_body"><text:span text:style-name="Strong_20_Emphasis">Resposta:</text:span><text:line-break/>É uma função anônima usada para implementar interfaces funcionais.</text:p>
      <text:p text:style-name="P9"><text:span text:style-name="Source_20_Text">(x, y) -&gt; x + y</text:span></text:p>
      <text:p text:style-name="Horizontal_20_Line"><text:soft-page-break/></text:p>
      <text:h text:style-name="Heading_20_3" text:outline-level="3">1️⃣4️⃣ O que é <text:span text:style-name="Source_20_Text">Optional</text:span>?</text:h>
      <text:p text:style-name="Text_20_body"><text:span text:style-name="Strong_20_Emphasis">Resposta:</text:span><text:line-break/>É uma forma segura de lidar com valores nulos, evitando <text:span text:style-name="Source_20_Text">NullPointerException</text:span>.</text:p>
      <text:p text:style-name="Horizontal_20_Line"/>
      <text:h text:style-name="Heading_20_2" text:outline-level="2">🧵 THREADS E CONCORRÊNCIA</text:h>
      <text:h text:style-name="Heading_20_3" text:outline-level="3">1️⃣5️⃣ O que é thread-safe?</text:h>
      <text:p text:style-name="Text_20_body"><text:span text:style-name="Strong_20_Emphasis">Resposta:</text:span><text:line-break/>É quando o código pode ser acessado por múltiplas threads sem causar inconsistências.</text:p>
      <text:p text:style-name="Horizontal_20_Line"/>
      <text:h text:style-name="Heading_20_3" text:outline-level="3">1️⃣6️⃣ O que é <text:span text:style-name="Source_20_Text">synchronized</text:span>?</text:h>
      <text:p text:style-name="Text_20_body"><text:span text:style-name="Strong_20_Emphasis">Resposta:</text:span><text:line-break/>Garante que apenas uma thread execute um bloco ou método por vez.</text:p>
      <text:p text:style-name="Horizontal_20_Line"/>
      <text:h text:style-name="Heading_20_3" text:outline-level="3">1️⃣7️⃣ O que é deadlock?</text:h>
      <text:p text:style-name="Text_20_body"><text:span text:style-name="Strong_20_Emphasis">Resposta:</text:span><text:line-break/>Quando duas threads ficam esperando uma à outra indefinidamente.</text:p>
      <text:p text:style-name="Horizontal_20_Line"/>
      <text:h text:style-name="Heading_20_2" text:outline-level="2">💾 BANCO DE DADOS / JPA</text:h>
      <text:h text:style-name="Heading_20_3" text:outline-level="3">1️⃣8️⃣ O que é JPA?</text:h>
      <text:p text:style-name="Text_20_body"><text:span text:style-name="Strong_20_Emphasis">Resposta:</text:span><text:line-break/>É uma especificação Java para persistência de dados.<text:line-break/>Hibernate é a implementação mais usada.</text:p>
      <text:p text:style-name="Horizontal_20_Line"/>
      <text:h text:style-name="Heading_20_3" text:outline-level="3">1️⃣9️⃣ Lazy x Eager Loading?</text:h>
      <text:p text:style-name="Text_20_body"><text:span text:style-name="Strong_20_Emphasis">Resposta:</text:span></text:p>
      <text:list xml:id="list924057074" text:style-name="L17">
        <text:list-item>
          <text:p text:style-name="P27"><text:span text:style-name="Strong_20_Emphasis">Lazy</text:span>: carrega sob demanda (melhor performance).</text:p>
        </text:list-item>
        <text:list-item>
          <text:p text:style-name="P27"><text:span text:style-name="Strong_20_Emphasis">Eager</text:span>: carrega tudo de uma vez.</text:p>
        </text:list-item>
      </text:list>
      <text:p text:style-name="Horizontal_20_Line"/>
      <text:h text:style-name="Heading_20_3" text:outline-level="3"><text:soft-page-break/>2️⃣0️⃣ O que é transação?</text:h>
      <text:p text:style-name="Text_20_body"><text:span text:style-name="Strong_20_Emphasis">Resposta:</text:span><text:line-break/>É um conjunto de operações que deve ser executado de forma <text:span text:style-name="Strong_20_Emphasis">atômica</text:span> (ACID).</text:p>
      <text:p text:style-name="Horizontal_20_Line"/>
      <text:h text:style-name="Heading_20_2" text:outline-level="2">🌱 SPRING / SPRING BOOT</text:h>
      <text:h text:style-name="Heading_20_3" text:outline-level="3">2️⃣1️⃣ O que é Injeção de Dependência?</text:h>
      <text:p text:style-name="Text_20_body"><text:span text:style-name="Strong_20_Emphasis">Resposta:</text:span><text:line-break/>É quando o Spring fornece as dependências automaticamente, reduzindo acoplamento.</text:p>
      <text:p text:style-name="Horizontal_20_Line"/>
      <text:h text:style-name="Heading_20_3" text:outline-level="3">2️⃣2️⃣ Diferença entre <text:span text:style-name="Source_20_Text">@Component</text:span>, <text:span text:style-name="Source_20_Text">@Service</text:span>, <text:span text:style-name="Source_20_Text">@Repository</text:span>?</text:h>
      <text:p text:style-name="Text_20_body"><text:span text:style-name="Strong_20_Emphasis">Resposta:</text:span><text:line-break/>Funcionalmente iguais, mas semanticamente diferentes:</text:p>
      <text:list xml:id="list3499714239" text:style-name="L18">
        <text:list-item>
          <text:p text:style-name="P28"><text:span text:style-name="Source_20_Text">@Component</text:span>: genérico</text:p>
        </text:list-item>
        <text:list-item>
          <text:p text:style-name="P28"><text:span text:style-name="Source_20_Text">@Service</text:span>: regra de negócio</text:p>
        </text:list-item>
        <text:list-item>
          <text:p text:style-name="P28"><text:span text:style-name="Source_20_Text">@Repository</text:span>: acesso a dados</text:p>
        </text:list-item>
      </text:list>
      <text:p text:style-name="Horizontal_20_Line"/>
      <text:h text:style-name="Heading_20_3" text:outline-level="3">2️⃣3️⃣ O que é Spring Boot?</text:h>
      <text:p text:style-name="Text_20_body"><text:span text:style-name="Strong_20_Emphasis">Resposta:</text:span><text:line-break/>É uma extensão do Spring que simplifica configurações e acelera o desenvolvimento.</text:p>
      <text:p text:style-name="Horizontal_20_Line"/>
      <text:h text:style-name="Heading_20_2" text:outline-level="2">🧪 TESTES</text:h>
      <text:h text:style-name="Heading_20_3" text:outline-level="3">2️⃣4️⃣ O que é Mockito?</text:h>
      <text:p text:style-name="Text_20_body"><text:span text:style-name="Strong_20_Emphasis">Resposta:</text:span><text:line-break/>Framework para criar objetos simulados (<text:span text:style-name="Emphasis">mocks</text:span>) em testes unitários.</text:p>
      <text:p text:style-name="Horizontal_20_Line"/>
      <text:h text:style-name="Heading_20_3" text:outline-level="3">2️⃣5️⃣ O que é TDD?</text:h>
      <text:p text:style-name="Text_20_body"><text:span text:style-name="Strong_20_Emphasis">Resposta:</text:span><text:line-break/>É desenvolver primeiro o teste, depois o código e por fim refatorar.</text:p>
      <text:p text:style-name="Horizontal_20_Line"/>
      <text:h text:style-name="Heading_20_2" text:outline-level="2"><text:soft-page-break/>🎯 PERGUNTA CLÁSSICA FINAL</text:h>
      <text:h text:style-name="Heading_20_3" text:outline-level="3">2️⃣6️⃣ Como você escreve código limpo em Java?</text:h>
      <text:p text:style-name="Text_20_body"><text:span text:style-name="Strong_20_Emphasis">Resposta:</text:span><text:line-break/>Uso boas práticas como:</text:p>
      <text:list xml:id="list2910853314" text:style-name="L19">
        <text:list-item>
          <text:p text:style-name="P29">nomes claros</text:p>
        </text:list-item>
        <text:list-item>
          <text:p text:style-name="P29">métodos pequenos</text:p>
        </text:list-item>
        <text:list-item>
          <text:p text:style-name="P29">princípios SOLID</text:p>
        </text:list-item>
        <text:list-item>
          <text:p text:style-name="P29">testes automatizados</text:p>
        </text:list-item>
        <text:list-item>
          <text:p text:style-name="P29">padrões de projeto quando necessário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0:01:41.471250277</meta:creation-date>
    <dc:date>2026-01-29T12:03:48.327312841</dc:date>
    <meta:editing-duration>P1DT22H40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3" meta:paragraph-count="232" meta:word-count="2174" meta:character-count="13599" meta:non-whitespace-character-count="11684"/>
  </office:meta>
</office:document-meta>
</file>